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tutlane.com/tutorial/android/android-gridview-with-ex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0:51:59.884850127</meta:creation-date>
    <dc:date>2020-01-09T10:52:33.488120988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71" meta:non-whitespace-character-count="71"/>
    <meta:generator>LibreOffice/6.0.7.3$Linux_X86_64 LibreOffice_project/00m0$Build-3</meta:generator>
  </office:meta>
</office:document-meta>
</file>